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DFCD83982739605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Wall_20_of_20_Rock" draw:opacity="100%" draw:opacity-name="Transparency_20_13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P1" style:family="paragraph">
      <loext:graphic-properties draw:fill="bitmap" draw:fill-image-name="Wall_20_of_20_Rock" draw:opacity="100%" draw:opacity-name="Transparency_20_13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Wall_20_of_20_Rock" draw:display-name="Wall of Rock" xlink:href="Pictures/100000000000010000000100DFCD83982739605F.jpg" xlink:type="simple" xlink:show="embed" xlink:actuate="onLoad"/>
    <draw:opacity draw:name="Transparency_20_10" draw:display-name="Transparency 10" draw:style="radial" draw:cx="50%" draw:cy="50%" draw:start="100%" draw:end="10%" draw:border="0%"/>
    <draw:opacity draw:name="Transparency_20_11" draw:display-name="Transparency 11" draw:style="radial" draw:cx="50%" draw:cy="50%" draw:start="100%" draw:end="15%" draw:border="0%"/>
    <draw:opacity draw:name="Transparency_20_12" draw:display-name="Transparency 12" draw:style="radial" draw:cx="50%" draw:cy="50%" draw:start="100%" draw:end="20%" draw:border="0%"/>
    <draw:opacity draw:name="Transparency_20_13" draw:display-name="Transparency 13" draw:style="radial" draw:cx="50%" draw:cy="50%" draw:start="100%" draw:end="25%" draw:border="0%"/>
    <draw:opacity draw:name="Transparency_20_14" draw:display-name="Transparency 14" draw:style="radial" draw:cx="50%" draw:cy="50%" draw:start="100%" draw:end="30%" draw:border="0%"/>
    <draw:opacity draw:name="Transparency_20_15" draw:display-name="Transparency 15" draw:style="radial" draw:cx="50%" draw:cy="50%" draw:start="100%" draw:end="35%" draw:border="0%"/>
    <draw:opacity draw:name="Transparency_20_16" draw:display-name="Transparency 16" draw:style="radial" draw:cx="50%" draw:cy="50%" draw:start="100%" draw:end="40%" draw:border="0%"/>
    <draw:opacity draw:name="Transparency_20_17" draw:display-name="Transparency 17" draw:style="radial" draw:cx="50%" draw:cy="50%" draw:start="100%" draw:end="45%" draw:border="0%"/>
    <draw:opacity draw:name="Transparency_20_18" draw:display-name="Transparency 18" draw:style="radial" draw:cx="50%" draw:cy="50%" draw:start="100%" draw:end="50%" draw:border="0%"/>
    <draw:opacity draw:name="Transparency_20_2" draw:display-name="Transparency 2" draw:style="radial" draw:cx="50%" draw:cy="50%" draw:start="100%" draw:end="0%" draw:border="0%"/>
    <draw:opacity draw:name="Transparency_20_3" draw:display-name="Transparency 3" draw:style="radial" draw:cx="50%" draw:cy="50%" draw:start="95%" draw:end="0%" draw:border="0%"/>
    <draw:opacity draw:name="Transparency_20_4" draw:display-name="Transparency 4" draw:style="radial" draw:cx="50%" draw:cy="50%" draw:start="90%" draw:end="0%" draw:border="0%"/>
    <draw:opacity draw:name="Transparency_20_5" draw:display-name="Transparency 5" draw:style="radial" draw:cx="50%" draw:cy="50%" draw:start="85%" draw:end="0%" draw:border="0%"/>
    <draw:opacity draw:name="Transparency_20_9" draw:display-name="Transparency 9" draw:style="radial" draw:cx="50%" draw:cy="50%" draw:start="100%" draw:end="5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2M51S</meta:editing-duration>
    <meta:editing-cycles>49</meta:editing-cycles>
    <meta:generator>LibreOffice/6.1.5.2$Linux_X86_64 LibreOffice_project/10$Build-2</meta:generator>
    <dc:date>2022-01-16T01:49:21.799792312</dc:date>
    <meta:document-statistic meta:object-count="1"/>
  </office:meta>
</office:document-meta>
</file>